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TRIMENTOS DE ANIMALES NUEVO HORIZO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0290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LMER FABIAN CALLUPE AGUILA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30033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939626</text:p>
          </table:table-cell>
          <table:table-cell table:style-name="Tabla2.D3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7:56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